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O para Sandra Torrez Make Up</text:span></text:p>
      <text:p text:style-name="P1"/>
      <text:list xml:id="list1610662045" text:style-name="WWNum1">
        <text:list-item>
          <text:p text:style-name="P2">Optimización de imágenes para web “WebP”</text:p>
        </text:list-item>
        <text:list-item>
          <text:p text:style-name="P2">Títulos con indicaciones de la ubicación actual en el sitio</text:p>
        </text:list-item>
        <text:list-item>
          <text:p text:style-name="P2">Meta description para cada página</text:p>
        </text:list-item>
        <text:list-item>
          <text:p text:style-name="P2">Meta keywords, palabras clave genéricas para sitios de maquillaje en index y agregados más específicos en cada sección según asunto</text:p>
        </text:list-item>
        <text:list-item>
          <text:p text:style-name="P2">Meta theme-color agregado por sugerencia de Lighthouse</text:p>
        </text:list-item>
        <text:list-item>
          <text:p text:style-name="P2">Agregado “alt” en QR Data Fisc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66" meta:character-count="385" meta:non-whitespace-character-count="332"/>
    <meta:generator>LibreOfficeDev/6.0.5.2$Linux_X86_64 LibreOffice_project/</meta:generator>
  </office:meta>
</office:document-meta>
</file>